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57" office:value-type="string" calcext:value-type="string">
            <text:p>-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57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57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/>
          <table:table-cell table:style-name="ce107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2"/>
          <table:table-cell table:style-name="ce107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/>
          <table:table-cell table:style-name="ce107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7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61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70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58:08.395000000</dc:date>
    <meta:editing-duration>P2DT19H59M18S</meta:editing-duration>
    <meta:editing-cycles>1112</meta:editing-cycles>
    <meta:document-statistic meta:table-count="4" meta:cell-count="360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